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5cm" draw:fill-color="#ff3333" draw:opacity="75%" draw:textarea-horizontal-align="justify" draw:textarea-vertical-align="middle" draw:auto-grow-height="false" fo:padding-top="0.175cm" fo:padding-bottom="0.175cm" fo:padding-left="0.3cm" fo:padding-right="0.3cm" draw:shadow-opacity="75%"/>
    </style:style>
    <style:style style:name="gr2" style:family="graphic" style:parent-style-name="standard">
      <style:graphic-properties svg:stroke-width="0.1cm" svg:stroke-color="#000000" draw:marker-start-width="0.5cm" draw:marker-end-width="0.5cm" draw:fill-color="#ccff00" draw:opacity="75%" draw:textarea-horizontal-align="justify" draw:textarea-vertical-align="middle" draw:auto-grow-height="false" fo:padding-top="0.175cm" fo:padding-bottom="0.175cm" fo:padding-left="0.3cm" fo:padding-right="0.3cm" draw:shadow-opacity="75%"/>
    </style:style>
    <style:style style:name="gr3" style:family="graphic" style:parent-style-name="standard">
      <style:graphic-properties svg:stroke-width="0.1cm" svg:stroke-color="#000000" draw:marker-start-width="0.5cm" draw:marker-end-width="0.5cm" draw:fill-color="#0000ff" draw:opacity="75%" draw:textarea-horizontal-align="justify" draw:textarea-vertical-align="middle" draw:auto-grow-height="false" fo:padding-top="0.175cm" fo:padding-bottom="0.175cm" fo:padding-left="0.3cm" fo:padding-right="0.3cm" draw:shadow-opacity="75%"/>
    </style:style>
    <style:style style:name="gr4" style:family="graphic" style:parent-style-name="objectwithoutfill">
      <style:graphic-properties svg:stroke-width="0.1cm" draw:marker-start-width="0.5cm" draw:marker-end="Arrow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solid" svg:stroke-width="0.05cm" svg:stroke-color="#000000" draw:marker-start-width="0.355cm" draw:marker-end-width="0.355cm" draw:fill="none" draw:fill-color="#ffffff" fo:min-height="0.2cm" fo:padding-top="0.15cm" fo:padding-bottom="0.15cm" fo:padding-left="0.275cm" fo:padding-right="0.275cm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1" draw:id="id1" draw:layer="layout" svg:width="4cm" svg:height="1.2cm" svg:x="8.5cm" svg:y="1cm">
          <text:p text:style-name="P1"><text:span text:style-name="T1">RAIZ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4cm" svg:height="1.2cm" svg:x="8.5cm" svg:y="3.7cm">
          <text:p text:style-name="P2"><text:span text:style-name="T2">Nº PRIMO</text:span></text:p>
          <text:p text:style-name="P2"><text:span text:style-name="T3">(menor digitado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1cm" svg:height="1.2cm" svg:x="8.5cm" svg:y="4.904cm">
          <text:p text:style-name="P2"><text:span text:style-name="T2">N</text:span></text:p>
          <text:p text:style-name="P2"><text:span text:style-name="T2">(1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5" draw:id="id5" draw:layer="layout" svg:width="1cm" svg:height="1.2cm" svg:x="9.5cm" svg:y="4.904cm">
          <text:p text:style-name="P2"><text:span text:style-name="T2">L</text:span></text:p>
          <text:p text:style-name="P2"><text:span text:style-name="T2">(1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7" draw:id="id7" draw:layer="layout" svg:width="1cm" svg:height="1.2cm" svg:x="10.5cm" svg:y="4.904cm">
          <text:p text:style-name="P2"><text:span text:style-name="T2">S</text:span></text:p>
          <text:p text:style-name="P2"><text:span text:style-name="T2">(0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9" draw:id="id9" draw:layer="layout" svg:width="1cm" svg:height="1.2cm" svg:x="11.5cm" svg:y="4.904cm">
          <text:p text:style-name="P2"><text:span text:style-name="T2">O</text:span></text:p>
          <text:p text:style-name="P2"><text:span text:style-name="T2">(0)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0.5cm" svg:y1="2.2cm" svg:x2="10.5cm" svg:y2="3.7cm" draw:start-shape="id1" draw:start-glue-point="2" draw:end-shape="id2" draw:end-glue-point="0" svg:d="M10500 2200v1500" svg:viewBox="0 0 1 1501">
          <text:p/>
        </draw:connector>
        <draw:g xml:id="id8" draw:id="id8">
          <draw:line draw:style-name="gr5" draw:text-style-name="P3" draw:layer="layout" svg:x1="12.8cm" svg:y1="8.08cm" svg:x2="14.1cm" svg:y2="8.08cm">
            <text:p/>
          </draw:line>
          <draw:line draw:style-name="gr5" draw:text-style-name="P3" draw:layer="layout" svg:x1="13.06cm" svg:y1="8.34cm" svg:x2="13.84cm" svg:y2="8.34cm">
            <text:p/>
          </draw:line>
          <draw:line draw:style-name="gr5" draw:text-style-name="P3" draw:layer="layout" svg:x1="13.288cm" svg:y1="8.6cm" svg:x2="13.613cm" svg:y2="8.6cm">
            <text:p/>
          </draw:line>
        </draw:g>
        <draw:custom-shape draw:style-name="gr2" draw:text-style-name="P2" xml:id="id4" draw:id="id4" draw:layer="layout" svg:width="4cm" svg:height="1.2cm" svg:x="3.4cm" svg:y="8.036cm">
          <text:p text:style-name="P2"><text:span text:style-name="T2">ANTERIO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1" draw:id="id11" draw:layer="layout" svg:width="1cm" svg:height="1.2cm" svg:x="3.4cm" svg:y="9.24cm">
          <text:p text:style-name="P2"><text:span text:style-name="T2">N</text:span></text:p>
          <text:p text:style-name="P2"><text:span text:style-name="T2">(1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.2cm" svg:x="4.4cm" svg:y="9.24cm">
          <text:p text:style-name="P2"><text:span text:style-name="T2">L</text:span></text:p>
          <text:p text:style-name="P2"><text:span text:style-name="T2">(0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.2cm" svg:x="5.4cm" svg:y="9.24cm">
          <text:p text:style-name="P2"><text:span text:style-name="T2">S</text:span></text:p>
          <text:p text:style-name="P2"><text:span text:style-name="T2">(1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.2cm" svg:x="6.4cm" svg:y="9.24cm">
          <text:p text:style-name="P2"><text:span text:style-name="T2">O</text:span></text:p>
          <text:p text:style-name="P2"><text:span text:style-name="T2">(0)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9cm" svg:y1="6.104cm" svg:x2="5.4cm" svg:y2="8.036cm" draw:start-shape="id3" draw:start-glue-point="2" draw:end-shape="id4" draw:end-glue-point="0" svg:d="M9000 6104v966h-3600v966" svg:viewBox="0 0 3601 1933">
          <text:p/>
        </draw:connector>
        <draw:custom-shape draw:style-name="gr2" draw:text-style-name="P2" xml:id="id6" draw:id="id6" draw:layer="layout" svg:width="4cm" svg:height="1.2cm" svg:x="8cm" svg:y="8.072cm">
          <text:p text:style-name="P2"><text:span text:style-name="T2">POSTERIO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.2cm" svg:x="8cm" svg:y="9.276cm">
          <text:p text:style-name="P2"><text:span text:style-name="T2">N</text:span></text:p>
          <text:p text:style-name="P2"><text:span text:style-name="T2">(0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4" draw:id="id14" draw:layer="layout" svg:width="1cm" svg:height="1.2cm" svg:x="9cm" svg:y="9.276cm">
          <text:p text:style-name="P2"><text:span text:style-name="T2">L</text:span></text:p>
          <text:p text:style-name="P2"><text:span text:style-name="T2">(1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.2cm" svg:x="10cm" svg:y="9.276cm">
          <text:p text:style-name="P2"><text:span text:style-name="T2">S</text:span></text:p>
          <text:p text:style-name="P2"><text:span text:style-name="T2">(0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.2cm" svg:x="11cm" svg:y="9.276cm">
          <text:p text:style-name="P2"><text:span text:style-name="T2">O</text:span></text:p>
          <text:p text:style-name="P2"><text:span text:style-name="T2">(1)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0cm" svg:y1="6.104cm" svg:x2="10cm" svg:y2="8.072cm" draw:start-shape="id5" draw:start-glue-point="2" draw:end-shape="id6" draw:end-glue-point="0" svg:d="M10000 6104v1968" svg:viewBox="0 0 1 1969">
          <text:p/>
        </draw:connector>
        <draw:connector draw:style-name="gr4" draw:text-style-name="P3" draw:layer="layout" draw:line-skew="-0.192cm" svg:x1="11cm" svg:y1="6.104cm" svg:x2="13.45cm" svg:y2="8.08cm" draw:start-shape="id7" draw:start-glue-point="2" draw:end-shape="id8" draw:end-glue-point="0" svg:d="M11000 6104v796h2450v1180" svg:viewBox="0 0 2451 1977">
          <text:p/>
        </draw:connector>
        <draw:g xml:id="id10" draw:id="id10">
          <draw:line draw:style-name="gr5" draw:text-style-name="P3" draw:layer="layout" svg:x1="15cm" svg:y1="8.08cm" svg:x2="16.3cm" svg:y2="8.08cm">
            <text:p/>
          </draw:line>
          <draw:line draw:style-name="gr5" draw:text-style-name="P3" draw:layer="layout" svg:x1="15.26cm" svg:y1="8.34cm" svg:x2="16.04cm" svg:y2="8.34cm">
            <text:p/>
          </draw:line>
          <draw:line draw:style-name="gr5" draw:text-style-name="P3" draw:layer="layout" svg:x1="15.488cm" svg:y1="8.6cm" svg:x2="15.813cm" svg:y2="8.6cm">
            <text:p/>
          </draw:line>
        </draw:g>
        <draw:connector draw:style-name="gr4" draw:text-style-name="P3" draw:layer="layout" draw:line-skew="-0.592cm" svg:x1="12cm" svg:y1="6.104cm" svg:x2="15.65cm" svg:y2="8.08cm" draw:start-shape="id9" draw:start-glue-point="2" draw:end-shape="id10" draw:end-glue-point="0" svg:d="M12000 6104v396h3650v1580" svg:viewBox="0 0 3651 1977">
          <text:p/>
        </draw:connector>
        <draw:custom-shape draw:style-name="gr2" draw:text-style-name="P2" xml:id="id13" draw:id="id13" draw:layer="layout" svg:width="4cm" svg:height="1.2cm" svg:x="3.496cm" svg:y="14.52cm">
          <text:p text:style-name="P2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.2cm" svg:x="3.496cm" svg:y="15.724cm">
          <text:p text:style-name="P2"><text:span text:style-name="T2">N</text:span></text:p>
          <text:p text:style-name="P2"><text:span text:style-name="T2">(0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.2cm" svg:x="4.496cm" svg:y="15.724cm">
          <text:p text:style-name="P2"><text:span text:style-name="T2">L</text:span></text:p>
          <text:p text:style-name="P2"><text:span text:style-name="T2">(0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.2cm" svg:x="5.496cm" svg:y="15.724cm">
          <text:p text:style-name="P2"><text:span text:style-name="T2">S</text:span></text:p>
          <text:p text:style-name="P2"><text:span text:style-name="T2">(0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.2cm" svg:x="6.496cm" svg:y="15.724cm">
          <text:p text:style-name="P2"><text:span text:style-name="T2">O</text:span></text:p>
          <text:p text:style-name="P2"><text:span text:style-name="T2">(0)</text:span></text:p>
          <draw:enhanced-geometry svg:viewBox="0 0 21600 21600" draw:type="rectangle" draw:enhanced-path="M 0 0 L 21600 0 21600 21600 0 21600 0 0 Z N"/>
        </draw:custom-shape>
        <draw:frame draw:style-name="gr6" draw:text-style-name="P1" xml:id="id12" draw:id="id12" draw:layer="layout" svg:width="1.1cm" svg:height="1.012cm" draw:transform="rotate (1.5707963267949) translate (4.97cm 13.13cm)">
          <draw:text-box>
            <text:p text:style-name="P1"><text:span text:style-name="T1">...</text:span></text:p>
          </draw:text-box>
        </draw:frame>
        <draw:connector draw:style-name="gr4" draw:text-style-name="P3" draw:layer="layout" draw:line-skew="-0.148cm" svg:x1="3.9cm" svg:y1="10.44cm" svg:x2="5.476cm" svg:y2="12.03cm" draw:start-shape="id11" draw:start-glue-point="2" draw:end-shape="id12" draw:end-glue-point="1" svg:d="M3900 10440v660h1576v930" svg:viewBox="0 0 1577 1591">
          <text:p/>
        </draw:connector>
        <draw:connector draw:style-name="gr4" draw:text-style-name="P3" draw:layer="layout" svg:x1="5.476cm" svg:y1="13.13cm" svg:x2="5.496cm" svg:y2="14.52cm" draw:start-shape="id12" draw:start-glue-point="3" draw:end-shape="id13" draw:end-glue-point="0" svg:d="M5476 13130v683h20v707" svg:viewBox="0 0 21 1391">
          <text:p/>
        </draw:connector>
        <draw:custom-shape draw:style-name="gr2" draw:text-style-name="P2" xml:id="id16" draw:id="id16" draw:layer="layout" svg:width="4cm" svg:height="1.2cm" svg:x="8.096cm" svg:y="14.52cm">
          <text:p text:style-name="P2"><text:span text:style-name="T2">N²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.2cm" svg:x="8.096cm" svg:y="15.724cm">
          <text:p text:style-name="P2"><text:span text:style-name="T2">N</text:span></text:p>
          <text:p text:style-name="P2"><text:span text:style-name="T2">(0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.2cm" svg:x="9.096cm" svg:y="15.724cm">
          <text:p text:style-name="P2"><text:span text:style-name="T2">L</text:span></text:p>
          <text:p text:style-name="P2"><text:span text:style-name="T2">(0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.2cm" svg:x="10.096cm" svg:y="15.724cm">
          <text:p text:style-name="P2"><text:span text:style-name="T2">S</text:span></text:p>
          <text:p text:style-name="P2"><text:span text:style-name="T2">(0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.2cm" svg:x="11.096cm" svg:y="15.724cm">
          <text:p text:style-name="P2"><text:span text:style-name="T2">O</text:span></text:p>
          <text:p text:style-name="P2"><text:span text:style-name="T2">(0)</text:span></text:p>
          <draw:enhanced-geometry svg:viewBox="0 0 21600 21600" draw:type="rectangle" draw:enhanced-path="M 0 0 L 21600 0 21600 21600 0 21600 0 0 Z N"/>
        </draw:custom-shape>
        <draw:frame draw:style-name="gr6" draw:text-style-name="P1" xml:id="id15" draw:id="id15" draw:layer="layout" svg:width="1.1cm" svg:height="1.012cm" draw:transform="rotate (1.5707963267949) translate (9.57cm 13.13cm)">
          <draw:text-box>
            <text:p text:style-name="P1"><text:span text:style-name="T1">...</text:span></text:p>
          </draw:text-box>
        </draw:frame>
        <draw:connector draw:style-name="gr4" draw:text-style-name="P3" draw:layer="layout" draw:line-skew="-0.166cm" svg:x1="9.5cm" svg:y1="10.476cm" svg:x2="10.076cm" svg:y2="12.03cm" draw:start-shape="id14" draw:start-glue-point="2" draw:end-shape="id15" draw:end-glue-point="1" svg:d="M9500 10476v624h576v930" svg:viewBox="0 0 577 1555">
          <text:p/>
        </draw:connector>
        <draw:connector draw:style-name="gr4" draw:text-style-name="P3" draw:layer="layout" svg:x1="10.076cm" svg:y1="13.13cm" svg:x2="10.096cm" svg:y2="14.52cm" draw:start-shape="id15" draw:start-glue-point="3" draw:end-shape="id16" draw:end-glue-point="0" svg:d="M10076 13130v683h20v707" svg:viewBox="0 0 21 139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04T12:35:39.821306585</meta:creation-date>
    <dc:date>2015-05-04T13:01:41.368413026</dc:date>
    <meta:editing-duration>PT10M49S</meta:editing-duration>
    <meta:editing-cycles>5</meta:editing-cycles>
    <meta:generator>LibreOffice/4.2.8.2$Linux_X86_64 LibreOffice_project/420m0$Build-2</meta:generator>
    <meta:document-statistic meta:object-count="45"/>
  </office:meta>
</office:document-meta>
</file>